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331a" officeooo:rsid="0008f364" officeooo:paragraph-rsid="000cb28c"/>
    </style:style>
    <style:style style:name="P2" style:family="paragraph" style:parent-style-name="Tasks">
      <style:text-properties officeooo:paragraph-rsid="000b478f"/>
    </style:style>
    <style:style style:name="P3" style:family="paragraph" style:parent-style-name="Tasks">
      <style:text-properties officeooo:paragraph-rsid="000cb28c"/>
    </style:style>
    <style:style style:name="P4" style:family="paragraph" style:parent-style-name="Tasks">
      <style:text-properties officeooo:paragraph-rsid="0010a27b"/>
    </style:style>
    <style:style style:name="P5" style:family="paragraph" style:parent-style-name="Tasks">
      <style:text-properties officeooo:paragraph-rsid="0010c764"/>
    </style:style>
    <style:style style:name="P6" style:family="paragraph" style:parent-style-name="Tasks">
      <style:text-properties officeooo:paragraph-rsid="0011e3fe"/>
    </style:style>
    <style:style style:name="P7" style:family="paragraph" style:parent-style-name="Descrição">
      <style:text-properties officeooo:paragraph-rsid="00393246"/>
    </style:style>
    <style:style style:name="P8" style:family="paragraph" style:parent-style-name="Heading_20_1">
      <style:text-properties officeooo:paragraph-rsid="00353c1f"/>
    </style:style>
    <style:style style:name="P9" style:family="paragraph" style:parent-style-name="Heading_20_1">
      <style:text-properties officeooo:paragraph-rsid="00393246"/>
    </style:style>
    <style:style style:name="P10" style:family="paragraph" style:parent-style-name="Tasks">
      <style:text-properties officeooo:rsid="0010a27b" officeooo:paragraph-rsid="0010a27b"/>
    </style:style>
    <style:style style:name="P11" style:family="paragraph" style:parent-style-name="Tasks">
      <style:text-properties officeooo:paragraph-rsid="0010c764"/>
    </style:style>
    <style:style style:name="P12" style:family="paragraph" style:parent-style-name="Tasks">
      <style:text-properties officeooo:rsid="001e1795" officeooo:paragraph-rsid="001e1795"/>
    </style:style>
    <style:style style:name="P13" style:family="paragraph" style:parent-style-name="Tasks">
      <style:text-properties officeooo:rsid="001e1795" officeooo:paragraph-rsid="00379447"/>
    </style:style>
    <style:style style:name="P14" style:family="paragraph" style:parent-style-name="Tasks">
      <style:text-properties officeooo:paragraph-rsid="0021e11e"/>
    </style:style>
    <style:style style:name="P15" style:family="paragraph" style:parent-style-name="Tasks">
      <style:text-properties officeooo:paragraph-rsid="0025a7ba"/>
    </style:style>
    <style:style style:name="P16" style:family="paragraph" style:parent-style-name="Tasks">
      <style:text-properties officeooo:paragraph-rsid="002d1466"/>
    </style:style>
    <style:style style:name="P17" style:family="paragraph" style:parent-style-name="Tasks">
      <style:text-properties officeooo:paragraph-rsid="00379447"/>
    </style:style>
    <style:style style:name="P18" style:family="paragraph" style:parent-style-name="Tasks">
      <style:text-properties officeooo:paragraph-rsid="00393246"/>
    </style:style>
    <style:style style:name="P19" style:family="paragraph" style:parent-style-name="Tasks">
      <style:text-properties officeooo:paragraph-rsid="003e067f"/>
    </style:style>
    <style:style style:name="P20" style:family="paragraph" style:parent-style-name="Tasks">
      <style:text-properties officeooo:rsid="004621b1" officeooo:paragraph-rsid="004621b1"/>
    </style:style>
    <style:style style:name="P21" style:family="paragraph" style:parent-style-name="Tasks">
      <style:text-properties officeooo:rsid="004621b1" officeooo:paragraph-rsid="0046c5cd"/>
    </style:style>
    <style:style style:name="P22" style:family="paragraph" style:parent-style-name="Tasks">
      <style:text-properties officeooo:rsid="004621b1" officeooo:paragraph-rsid="004afb3b"/>
    </style:style>
    <style:style style:name="P23" style:family="paragraph" style:parent-style-name="Tasks">
      <style:text-properties officeooo:rsid="0046c5cd" officeooo:paragraph-rsid="0046c5cd"/>
    </style:style>
    <style:style style:name="P24" style:family="paragraph" style:parent-style-name="Tasks">
      <style:text-properties officeooo:paragraph-rsid="004872d3"/>
    </style:style>
    <style:style style:name="P25" style:family="paragraph" style:parent-style-name="Tasks">
      <style:text-properties officeooo:paragraph-rsid="00499121"/>
    </style:style>
    <style:style style:name="P26" style:family="paragraph" style:parent-style-name="Tasks">
      <style:text-properties officeooo:paragraph-rsid="004afb3b"/>
    </style:style>
    <style:style style:name="P27" style:family="paragraph" style:parent-style-name="Tasks">
      <style:text-properties officeooo:paragraph-rsid="004d23a1"/>
    </style:style>
    <style:style style:name="P28" style:family="paragraph" style:parent-style-name="Tasks">
      <style:text-properties officeooo:rsid="0008f364" officeooo:paragraph-rsid="00518b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331a"/>
    </style:style>
    <style:style style:name="T3" style:family="text">
      <style:text-properties officeooo:rsid="0009f6b9"/>
    </style:style>
    <style:style style:name="T4" style:family="text">
      <style:text-properties officeooo:rsid="000fa340"/>
    </style:style>
    <style:style style:name="T5" style:family="text">
      <style:text-properties officeooo:rsid="000fbfc9"/>
    </style:style>
    <style:style style:name="T6" style:family="text">
      <style:text-properties officeooo:rsid="0010c277"/>
    </style:style>
    <style:style style:name="T7" style:family="text">
      <style:text-properties officeooo:rsid="0010c764"/>
    </style:style>
    <style:style style:name="T8" style:family="text">
      <style:text-properties officeooo:rsid="0011e3fe"/>
    </style:style>
    <style:style style:name="T9" style:family="text">
      <style:text-properties officeooo:rsid="00123922"/>
    </style:style>
    <style:style style:name="T10" style:family="text">
      <style:text-properties officeooo:rsid="00142974"/>
    </style:style>
    <style:style style:name="T11" style:family="text">
      <style:text-properties officeooo:rsid="0015592b"/>
    </style:style>
    <style:style style:name="T12" style:family="text">
      <style:text-properties officeooo:rsid="00173880"/>
    </style:style>
    <style:style style:name="T13" style:family="text">
      <style:text-properties officeooo:rsid="001935d9"/>
    </style:style>
    <style:style style:name="T14" style:family="text">
      <style:text-properties officeooo:rsid="001bbb53"/>
    </style:style>
    <style:style style:name="T15" style:family="text">
      <style:text-properties officeooo:rsid="001e1795"/>
    </style:style>
    <style:style style:name="T16" style:family="text">
      <style:text-properties officeooo:rsid="00200220"/>
    </style:style>
    <style:style style:name="T17" style:family="text">
      <style:text-properties officeooo:rsid="002210cc"/>
    </style:style>
    <style:style style:name="T18" style:family="text">
      <style:text-properties officeooo:rsid="00233d2f"/>
    </style:style>
    <style:style style:name="T19" style:family="text">
      <style:text-properties officeooo:rsid="0025a7ba"/>
    </style:style>
    <style:style style:name="T20" style:family="text">
      <style:text-properties officeooo:rsid="002ae043"/>
    </style:style>
    <style:style style:name="T21" style:family="text">
      <style:text-properties officeooo:rsid="002d1466"/>
    </style:style>
    <style:style style:name="T22" style:family="text">
      <style:text-properties officeooo:rsid="00353c1f"/>
    </style:style>
    <style:style style:name="T23" style:family="text">
      <style:text-properties officeooo:rsid="0008f364"/>
    </style:style>
    <style:style style:name="T24" style:family="text">
      <style:text-properties officeooo:rsid="00393246"/>
    </style:style>
    <style:style style:name="T25" style:family="text">
      <style:text-properties officeooo:rsid="003f896c"/>
    </style:style>
    <style:style style:name="T26" style:family="text">
      <style:text-properties officeooo:rsid="00449d37"/>
    </style:style>
    <style:style style:name="T27" style:family="text">
      <style:text-properties officeooo:rsid="0046c5cd"/>
    </style:style>
    <style:style style:name="T28" style:family="text">
      <style:text-properties officeooo:rsid="004afb3b"/>
    </style:style>
    <style:style style:name="T29" style:family="text">
      <style:text-properties officeooo:rsid="004d23a1"/>
    </style:style>
    <style:style style:name="T30" style:family="text">
      <style:text-properties officeooo:rsid="004fc550"/>
    </style:style>
    <style:style style:name="T31" style:family="text">
      <style:text-properties officeooo:rsid="00501b01"/>
    </style:style>
    <style:style style:name="T32" style:family="text">
      <style:text-properties officeooo:rsid="00518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Gerar CRUD de professores</text:span></text:h>
      <text:p text:style-name="Descrição">Descrição: Há necessidade de gerenciar os professores da escola</text:p>
      <text:p text:style-name="Tasks">Tasks</text:p>
      <text:p text:style-name="Tasks"><text:tab/><text:span text:style-name="T2">Criar tabela no BD</text:span></text:p>
      <text:p text:style-name="Tasks"><text:tab/>Gerar CRUD com Gii</text:p>
      <text:p text:style-name="Tasks"><text:tab/>Correção dos Breadcrumbs Gerados</text:p>
      <text:p text:style-name="Tasks"><text:tab/>Correção do Menu de operações</text:p>
      <text:p text:style-name="Tasks"><text:tab/>Correção do Formulário</text:p>
      <text:h text:style-name="Heading_20_1" text:outline-level="1">Gerar CRUD de Alunos</text:h>
      <text:p text:style-name="Descrição">Descrição: Há necessidade de gerenciar alunos da escola </text:p>
      <text:p text:style-name="Tasks"><text:span text:style-name="T3">Tasks:</text:span><text:tab/><text:tab/></text:p>
      <text:p text:style-name="P2"><text:tab/><text:span text:style-name="T2">Criar tabela no BD</text:span></text:p>
      <text:p text:style-name="P2"><text:tab/>Gerar CRUD com Gii</text:p>
      <text:p text:style-name="P2"><text:tab/>Correção dos Breadcrumbs Gerados</text:p>
      <text:p text:style-name="P2"><text:tab/>Correção do Menu de operações</text:p>
      <text:p text:style-name="P2"><text:tab/>Correção do Formulário<text:span text:style-name="T23"><text:tab/><text:tab/><text:tab/></text:span></text:p>
      <text:h text:style-name="Heading_20_1" text:outline-level="1">Gerar CRUD de Disciplinas</text:h>
      <text:p text:style-name="Descrição">Descrição: Há necessidade de gerenciar as disciplinas da escola</text:p>
      <text:p text:style-name="Tasks">Tasks:</text:p>
      <text:p text:style-name="P1"><text:tab/>Criar tabela no BD</text:p>
      <text:p text:style-name="P3"><text:tab/>Gerar CRUD com Gii</text:p>
      <text:p text:style-name="P3"><text:tab/>Correção dos Breadcrumbs Gerados</text:p>
      <text:p text:style-name="P3"><text:tab/>Correção do Menu de operações</text:p>
      <text:p text:style-name="Tasks"><text:tab/>Correção do Formulário</text:p>
      <text:p text:style-name="Tasks"><text:tab/><text:span text:style-name="T4">Adicionar combo no formulário com </text:span>a listagem dos professores <text:span text:style-name="T4">para permitir o cadastro de professor responsável</text:span></text:p>
      <text:h text:style-name="Heading_20_1" text:outline-level="1"><text:span text:style-name="T5">Matrícular</text:span> alunos em <text:span text:style-name="T5">disciplinas</text:span></text:h>
      <text:p text:style-name="Descrição">Descrição: Para que o professor possa controlar as notas e presenças dos alunos, os alunos tem que estar matrículados em uma disciplina.</text:p>
      <text:p text:style-name="P10">Tasks:</text:p>
      <text:p text:style-name="P4"><text:tab/><text:span text:style-name="T8">Criar tabela de ligação entre aluno e disciplina</text:span></text:p>
      <text:p text:style-name="P5"><text:tab/><text:span text:style-name="T6">Adicionar link para busca de alunos na visualização de disciplina</text:span></text:p>
      <text:p text:style-name="P5"><text:tab/><text:span text:style-name="T7">Criar formulário de busca de alunos na visualização de disciplina</text:span></text:p>
      <text:p text:style-name="P5"><text:tab/><text:span text:style-name="T7">Criar método de busca de alunos no controlador de disciplina</text:span></text:p>
      <text:p text:style-name="P5"><text:tab/><text:span text:style-name="T9">Criar listagem dos alunos retornados da busca na view</text:span></text:p>
      <text:p text:style-name="P5"><text:tab/><text:span text:style-name="T10">Adicionar link para permitir adicionar alunos retornados na busca em uma disciplina</text:span></text:p>
      <text:p text:style-name="P6"><text:tab/><text:span text:style-name="T8">Criar método para adicionar as informações do aluno na tabela de ligação</text:span></text:p>
      <text:p text:style-name="P6"><text:tab/><text:span text:style-name="T11">Criar listagem dos alunos matrículados em uma disciplina</text:span></text:p>
      <text:p text:style-name="P6"><text:tab/><text:span text:style-name="T11">Adicionar link para desmatricular alunos em uma disciplina</text:span></text:p>
      <text:p text:style-name="P6"><text:tab/><text:span text:style-name="T11">Criar método para desmatricular alunos em uma disciplina</text:span></text:p>
      <text:h text:style-name="Heading_20_1" text:outline-level="1"><text:span text:style-name="T14">Cadastrar</text:span> Atividades</text:h>
      <text:p text:style-name="Descrição">Descrição: <text:span text:style-name="T13">O professor precisa cadastrar atividades</text:span></text:p>
      <text:p text:style-name="Tasks">Tasks:</text:p>
      <text:p text:style-name="P14"><text:tab/><text:span text:style-name="T12">Criar tabela no </text:span>BD</text:p>
      <text:p text:style-name="P14"><text:soft-page-break/><text:tab/><text:span text:style-name="T15">Gerar CRUD de atividades com o Gii</text:span></text:p>
      <text:p text:style-name="P14"><text:tab/><text:span text:style-name="T15">Corrigir os links gerados para as operações</text:span></text:p>
      <text:p text:style-name="P12"><text:tab/>Corrigir os breadcrumbs gerados</text:p>
      <text:p text:style-name="P12"><text:tab/><text:span text:style-name="T16">Listar as atividades na visualização de uma disciplina</text:span></text:p>
      <text:h text:style-name="Heading_20_1" text:outline-level="1">Cadastrar nota do<text:span text:style-name="T17">s alunos nas atividades</text:span></text:h>
      <text:p text:style-name="Descrição">Descrição: O professor precisa poder cadastrar as notas dos alunos para as atividades da disciplina</text:p>
      <text:p text:style-name="Tasks">Tasks:</text:p>
      <text:p text:style-name="Tasks"><text:tab/><text:span text:style-name="T18">Criar tabela no BD</text:span></text:p>
      <text:p text:style-name="P16"><text:tab/><text:span text:style-name="T21">Criação automática de notas, para atividades existentes, quando um aluno é matrículado em uma disciplina já em andamento</text:span></text:p>
      <text:p text:style-name="P25"><text:tab/><text:span text:style-name="T21">Criação automática de notas, para alunos já matrículados, quando uma nova atividade é cadastrada</text:span></text:p>
      <text:p text:style-name="Tasks"><text:tab/><text:span text:style-name="T19">Listar alunos de uma disciplina na tela de visualização de atividades</text:span></text:p>
      <text:p text:style-name="Tasks"><text:tab/><text:span text:style-name="T19">Criar formulário para edição de notas</text:span></text:p>
      <text:p text:style-name="P15"><text:tab/><text:span text:style-name="T19">Criar view para edição de notas</text:span></text:p>
      <text:p text:style-name="P15"><text:span text:style-name="T19"><text:tab/>Criar método para edição de notas</text:span></text:p>
      <text:p text:style-name="P15"><text:tab/><text:span text:style-name="T20">Adicionar nota do aluno na listagem de alunos</text:span></text:p>
      <text:h text:style-name="P8" text:outline-level="1"><text:span text:style-name="T22">Cadastro de aulas</text:span></text:h>
      <text:p text:style-name="Descrição">Descrição: <text:span text:style-name="T22">O preofessor precisa poder cadastrar as aulas ministradas</text:span></text:p>
      <text:p text:style-name="Tasks"><text:span text:style-name="T22">Tasks</text:span></text:p>
      <text:p text:style-name="P17"><text:tab/><text:span text:style-name="T22">Criar tabela no BD</text:span></text:p>
      <text:p text:style-name="P17"><text:span text:style-name="T22"><text:tab/>Gerar CRUD de atividades com o Gii</text:span></text:p>
      <text:p text:style-name="P17"><text:tab/><text:span text:style-name="T15">Corrigir os links gerados para as operações</text:span></text:p>
      <text:p text:style-name="P13"><text:tab/>Corrigir os breadcrumbs gerados</text:p>
      <text:p text:style-name="P13"><text:tab/><text:span text:style-name="T16">Listar as aulas na visualização de uma disciplina</text:span></text:p>
      <text:h text:style-name="P9" text:outline-level="1">Cadastrar <text:span text:style-name="T25">presenças</text:span></text:h>
      <text:p text:style-name="P7">Descrição: O professor precisa poder cadastrar as <text:span text:style-name="T24">presenças para os alunos nas aulas </text:span>da disciplina</text:p>
      <text:p text:style-name="P18">Tasks:</text:p>
      <text:p text:style-name="P18"><text:tab/><text:span text:style-name="T18">Criar tabela no BD</text:span></text:p>
      <text:p text:style-name="P18"><text:tab/><text:span text:style-name="T21">Criação automática de presenças, para aulas existentes, quando um aluno é matrículado em uma disciplina já em andamento</text:span></text:p>
      <text:p text:style-name="P24"><text:tab/><text:span text:style-name="T21">Criação automática de presenças, para alunos já matrículados em uma disciplina, quando uma aula é cadastrada</text:span></text:p>
      <text:p text:style-name="P18"><text:tab/><text:span text:style-name="T19">Listar alunos de uma disciplina na tela de visualização de aulas</text:span></text:p>
      <text:p text:style-name="P18"><text:tab/><text:span text:style-name="T19">Criar link para adicionar e remover presença de alunos</text:span></text:p>
      <text:p text:style-name="P19"><text:span text:style-name="T19"><text:tab/>Criar método para adicinar presença</text:span></text:p>
      <text:p text:style-name="P19"><text:span text:style-name="T19"><text:tab/>Criar método para remover presença</text:span></text:p>
      <text:h text:style-name="Heading_20_1" text:outline-level="1">Listar alunos</text:h>
      <text:p text:style-name="Descrição">Descrição: <text:span text:style-name="T26">Listar alunos de uma disciplina na página de visualização de disciplina para o professor</text:span></text:p>
      <text:p text:style-name="P22"><text:span text:style-name="T28">Tasks:</text:span></text:p>
      <text:p text:style-name="P22"><text:tab/>Criar lista de alunos com um link para visualização de alunos</text:p>
      <text:p text:style-name="P20"><text:tab/>Mostrar notas do aluno para todas as atividades da disciplina na visualização do mesmo</text:p>
      <text:p text:style-name="P21"><text:tab/><text:span text:style-name="T27">Mostrar média final do aluno na visualização do mesmo</text:span></text:p>
      <text:p text:style-name="P23"><text:soft-page-break/><text:tab/>Mostrar presenças do aluno para todas as aulas da disciplina na visualiação do mesmo</text:p>
      <text:p text:style-name="P21"><text:tab/>Mostrar frequência do aluno na disciplina na visualização do mesmo</text:p>
      <text:p text:style-name="P20"><text:tab/></text:p>
      <text:h text:style-name="Heading_20_1" text:outline-level="1">Autenticação</text:h>
      <text:p text:style-name="Descrição">Descrição: Somente usuários autenticados devem poder acessar o sistema</text:p>
      <text:p text:style-name="P26">Tasks</text:p>
      <text:p text:style-name="P26"><text:span text:style-name="T28"><text:tab/>Criar tabela de usuários</text:span></text:p>
      <text:p text:style-name="P27"><text:tab/><text:span text:style-name="T30">Criar componente UserIdentity responsável por autenticar o usuário</text:span></text:p>
      <text:p text:style-name="P27"><text:tab/></text:p>
      <text:p text:style-name="P27"><text:span text:style-name="T29"><text:tab/>Adicionar formulário de usuário no cadastro de professor para que o mesmo tenha dados de autenticação para poder se logar<text:tab/><text:tab/></text:span></text:p>
      <text:h text:style-name="Heading_20_1" text:outline-level="1">ACL</text:h>
      <text:p text:style-name="Descrição">Descrição</text:p>
      <text:p text:style-name="P28"><text:span text:style-name="T32">Tasks:</text:span></text:p>
      <text:p text:style-name="P28"><text:tab/><text:span text:style-name="T31">Criar componente WebUser que guarda informações sobre o usuário e seu papel no siste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text:number-lines="true" text:line-number="1">
        <style:tab-stops/>
        <style:background-image/>
      </style:paragraph-properties>
      <style:text-properties fo:color="#6666ff" fo:font-size="115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scrição" style:family="paragraph" style:parent-style-name="Standard" style:class="text">
      <style:text-properties fo:font-weight="bold" style:font-size-asian="10.5pt" style:font-weight-asian="normal"/>
    </style:style>
    <style:style style:name="Tasks" style:family="paragraph" style:parent-style-name="Standard" style:class="text">
      <style:text-properties fo:color="#003300" style:font-size-asian="10.5pt" style:font-weight-asian="norma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cio Santos</meta:initial-creator>
    <meta:creation-date>2014-07-09T12:25:32.964760651</meta:creation-date>
    <dc:date>2014-07-09T14:03:15.073922639</dc:date>
    <dc:creator>Márcio Santos</dc:creator>
    <meta:editing-duration>PT1H26M51S</meta:editing-duration>
    <meta:editing-cycles>72</meta:editing-cycles>
    <meta:generator>LibreOffice/4.1.6.2$Linux_X86_64 LibreOffice_project/410$Build-2</meta:generator>
    <meta:document-statistic meta:table-count="0" meta:image-count="0" meta:object-count="0" meta:page-count="3" meta:paragraph-count="95" meta:word-count="649" meta:character-count="4149" meta:non-whitespace-character-count="3534"/>
  </office:meta>
</office:document-meta>
</file>